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2.948in"/>
    </style:style>
    <style:style style:name="co3" style:family="table-column">
      <style:table-column-properties fo:break-before="auto" style:column-width="2.9791in"/>
    </style:style>
    <style:style style:name="co4" style:family="table-column">
      <style:table-column-properties fo:break-before="auto" style:column-width="0.8228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3.1043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849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l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2" table:default-cell-style-name="ce4"/>
        <table:table-column table:style-name="co4" table:number-columns-repeated="1018" table:default-cell-style-name="ce3"/>
        <table:table-column table:style-name="co5" table:default-cell-style-name="ce1"/>
        <table:table-row table:style-name="ro1">
          <table:table-cell table:style-name="ce2" office:value-type="string" calcext:value-type="string">
            <text:p>Priorité</text:p>
          </table:table-cell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Idée / Projet</text:p>
          </table:table-cell>
          <table:table-cell table:style-name="ce2" office:value-type="string" calcext:value-type="string">
            <text:p>Profiteur associé</text:p>
          </table:table-cell>
          <table:table-cell table:style-name="ce2"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arba/cmtk/cmtkge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La Grande Histoir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Esprit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SpaceX: Fusées réutilisable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Tesla: Voiture électriqu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Google: Assistant vocal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Essentiel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essentiel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tea times fin 2018+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conseil politique / geopolitiqu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tea times avant fin 2018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mazege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One Piece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Phoenix / Drago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Francassia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Amir et le Géni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Apparition du vid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Chronique de la montagne de Chyr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L’histoire avec la maison hanté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Pytho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dodécaèdre élémentair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 / video games</text:p>
          </table:table-cell>
          <table:table-cell office:value-type="string" calcext:value-type="string">
            <text:p>Fiction avec pinceau et couleur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 / video games</text:p>
          </table:table-cell>
          <table:table-cell office:value-type="string" calcext:value-type="string">
            <text:p>HF Perles élémentaire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HF Lady Blood (Land of Glaze)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Golden Sun Lik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Bravely Third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Golden Sun remake/suit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haine YouTube TrumanShow-lik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éthodes ludique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numération méthod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Système carte navigo plutot que ticket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Jeu des Syllabe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labyrinthe extensible #loulou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Mario Kart salo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Idées utilisées dans Bloodstained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Castlevania : Requiem of Darknes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nimés: ATLA &amp; ALOK, Dragon Princ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inéma</text:p>
          </table:table-cell>
          <table:table-cell/>
          <table:table-cell office:value-type="string" calcext:value-type="string">
            <text:p>WIP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Livre recettes incontournables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sique</text:p>
          </table:table-cell>
          <table:table-cell office:value-type="string" calcext:value-type="string">
            <text:p>Jerusalema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Aspirateur auto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Tondeuse auto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ol_2" table:style-name="ta1"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3" table:number-columns-repeated="2" table:default-cell-style-name="ce4"/>
        <table:table-column table:style-name="co4" table:number-columns-repeated="1018" table:default-cell-style-name="ce3"/>
        <table:table-column table:style-name="co5" table:default-cell-style-name="ce1"/>
        <table:table-row table:style-name="ro1">
          <table:table-cell table:style-name="ce2" office:value-type="string" calcext:value-type="string">
            <text:p>Priorité</text:p>
          </table:table-cell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Idée / Projet</text:p>
          </table:table-cell>
          <table:table-cell table:style-name="ce2" office:value-type="string" calcext:value-type="string">
            <text:p>Profiteur associé</text:p>
          </table:table-cell>
          <table:table-cell table:style-name="ce2"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dustriel</text:p>
          </table:table-cell>
          <table:table-cell office:value-type="string" calcext:value-type="string">
            <text:p>Netflix &amp; co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dustriel</text:p>
          </table:table-cell>
          <table:table-cell office:value-type="string" calcext:value-type="string">
            <text:p>Canal+ offre paquet (Disney, Netflix)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dustriel</text:p>
          </table:table-cell>
          <table:table-cell office:value-type="string" calcext:value-type="string">
            <text:p>BigPharma, vaccins, etc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ev</text:p>
          </table:table-cell>
          <table:table-cell table:style-name="ce5" office:value-type="string" calcext:value-type="string">
            <text:p>Conseils pour CTIG et environnement info, bonnes pratiques, choix technique, methode agile, dev, etc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olitique</text:p>
          </table:table-cell>
          <table:table-cell table:style-name="ce5" office:value-type="string" calcext:value-type="string">
            <text:p>séparatisme, extrimisme, etc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ciences</text:p>
          </table:table-cell>
          <table:table-cell table:style-name="ce5" office:value-type="string" calcext:value-type="string">
            <text:p>station sous-marine international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6">
          <table:table-cell/>
          <table:table-cell office:value-type="string" calcext:value-type="string">
            <text:p>sciences</text:p>
          </table:table-cell>
          <table:table-cell table:style-name="ce5" office:value-type="string" calcext:value-type="string">
            <text:p>Physique:</text:p>
            <text:p>  .Questions sur la physique.</text:p>
            <text:p>  .Sujets abordés par Etienne Klein.</text:p>
            <text:p>  .L'idée d'espaces infinis plus grands que d'autres.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ev</text:p>
          </table:table-cell>
          <table:table-cell table:style-name="ce5" office:value-type="string" calcext:value-type="string">
            <text:p>simple curse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ev</text:p>
          </table:table-cell>
          <table:table-cell table:style-name="ce5" office:value-type="string" calcext:value-type="string">
            <text:p>langage V, Rust, Carbo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investissement</text:p>
          </table:table-cell>
          <table:table-cell table:style-name="ce5" office:value-type="string" calcext:value-type="string">
            <text:p>cryptomonnaie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tech</text:p>
          </table:table-cell>
          <table:table-cell table:style-name="ce5" office:value-type="string" calcext:value-type="string">
            <text:p>blockchain vote system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The Voice</text:p>
          </table:table-cell>
          <table:table-cell/>
          <table:table-cell office:value-type="string" calcext:value-type="string">
            <text:p>!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Top Chef (idées comme la Boîte Noire)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Livre recettes healthy / sport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Recettes perso (pâtes au chèvre, etc)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cf. Jean Imbert script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ch</text:p>
          </table:table-cell>
          <table:table-cell office:value-type="string" calcext:value-type="string">
            <text:p>hyperdisk version clé usb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deo games</text:p>
          </table:table-cell>
          <table:table-cell office:value-type="string" calcext:value-type="string">
            <text:p>video_games_0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mes</text:p>
          </table:table-cell>
          <table:table-cell office:value-type="string" calcext:value-type="string">
            <text:p>vol_yugioh_01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exploiter le solaire le + possible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lagues, humour, idées de sketch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lstom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make (presets, FILE_SET)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ijoux de famille de la France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vis UE, Europe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CAF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TAN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ve Story (auto-biographie)</text:p>
          </table:table-cell>
          <table:table-cell/>
          <table:table-cell office:value-type="string" calcext:value-type="string">
            <text:p>!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YuGiOh card game</text:p>
          </table:table-cell>
          <table:table-cell/>
          <table:table-cell office:value-type="string" calcext:value-type="string">
            <text:p>!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PI la série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nsonges la série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PI/HPE avis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utisme Asperger avis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 table:number-rows-repeated="14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anane plate ?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au1" table:target-range-address="vol.A1:vol.E4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vol_2.A1:vol_2.E4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Aymeric Pelle</meta:initial-creator>
    <meta:creation-date>2022-07-07T09:40:52Z</meta:creation-date>
    <dc:date>2022-08-06T12:07:53.712250273</dc:date>
    <meta:editing-cycles>144</meta:editing-cycles>
    <meta:editing-duration>PT19H27M6S</meta:editing-duration>
    <meta:document-statistic meta:table-count="2" meta:cell-count="248" meta:object-count="0"/>
    <meta:user-defined meta:name="AppVersion">16.0300</meta:user-defined>
    <meta:user-defined meta:name="Company">INRA</meta:user-defined>
  </office:meta>
</office:document-meta>
</file>